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11.929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2-outline1">
      <style:graphic-properties fo:min-height="12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Forestbird3-title">
      <style:graphic-properties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9.001cm" loext:decorative="false"/>
      <style:paragraph-properties style:writing-mode="lr-tb"/>
    </style:style>
    <style:style style:name="pr12" style:family="presentation" style:parent-style-name="Forestbird3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4" style:family="presentation" style:parent-style-name="Forestbird3-outline1">
      <style:graphic-properties fo:min-height="12cm" loext:decorative="false"/>
      <style:paragraph-properties style:writing-mode="lr-tb"/>
    </style:style>
    <style:style style:name="pr15" style:family="presentation" style:parent-style-name="Forestbird3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Kacha Project</text:p>
          </draw:text-box>
        </draw:frame>
        <draw:frame presentation:style-name="pr2" draw:text-style-name="P2" draw:layer="layout" svg:width="25cm" svg:height="9.5cm" svg:x="1.5cm" svg:y="3.5cm">
          <draw:text-box>
            <text:p text:style-name="P1"><text:span text:style-name="T1">A simple bill payment application for Kacha interview proces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WORKFLOW</text:p>
          </draw:text-box>
        </draw:frame>
        <draw:frame presentation:style-name="pr5" draw:layer="layout" svg:width="25cm" svg:height="9cm" svg:x="1.5cm" svg:y="3.5cm" presentation:class="outline">
          <draw:text-box>
            <text:list text:style-name="L2">
              <text:list-item>
                <text:p>Our mission is to develop a cutting-edge financial application leveraging Flutter, Google's UI toolkit and Firebase to create a seamless user experience.</text:p>
              </text:list-item>
              <text:list-item>
                <text:p>Our app will incorporate Firebase Authentication for robust security and real-time updates.</text:p>
              </text:list-item>
              <text:list-item>
                <text:p>Users will be able to send and receive money, all within a single, intuitive interf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 presentation:user-transformed="true">
          <draw:text-box>
            <text:p>Key Features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list text:style-name="L2">
              <text:list-item>
                <text:p>Firebase Authentication:</text:p>
                <text:list>
                  <text:list-item>
                    <text:p>Implementing Firebase Authentication ensures secure user authentication and data protection.</text:p>
                  </text:list-item>
                  <text:list-item>
                    <text:p>Users can sign in securely using email/password, phone number.</text:p>
                  </text:list-item>
                </text:list>
              </text:list-item>
              <text:list-item>
                <text:p>Money Transactions:</text:p>
                <text:list>
                  <text:list-item>
                    <text:p>Seamless money transfer between users.</text:p>
                  </text:list-item>
                  <text:list-item>
                    <text:p>Users can easily send and receive money instantly, promoting financial inclusivity and accessibil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Tools Used</text:p>
          </draw:text-box>
        </draw:frame>
        <draw:frame presentation:style-name="pr11" draw:layer="layout" svg:width="25cm" svg:height="9cm" svg:x="1.5cm" svg:y="3.5cm" presentation:class="outline">
          <draw:text-box>
            <text:list text:style-name="L2">
              <text:list-item>
                <text:p>Firebase CLI</text:p>
              </text:list-item>
              <text:list-item>
                <text:p>Firebase Auth and Cloud Store</text:p>
              </text:list-item>
              <text:list-item>
                <text:p>Logroket.io (for updated articles on new firebase configuration and integration.)</text:p>
              </text:list-item>
              <text:list-item>
                <text:p>Provider State management to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 presentation:placeholder="true">
          <draw:text-box/>
        </draw:frame>
        <draw:frame presentation:style-name="pr14" draw:layer="layout" svg:width="25cm" svg:height="9cm" svg:x="1.5cm" svg:y="3.5cm" presentation:class="outline">
          <draw:text-box>
            <text:list text:style-name="L2">
              <text:list-item>
                <text:p>DEMO TIME</text:p>
              </text:list-item>
              <text:list-item>
                <text:p>Q/A (Both Tea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22:07:38.191870705</meta:creation-date>
    <meta:editing-duration>PT7M31S</meta:editing-duration>
    <meta:editing-cycles>5</meta:editing-cycles>
    <meta:generator>LibreOffice/7.6.4.1$Linux_X86_64 LibreOffice_project/60$Build-1</meta:generator>
    <dc:title>Forestbird</dc:title>
    <dc:date>2024-01-27T09:13:32.174716307</dc:date>
    <meta:document-statistic meta:object-count="283"/>
  </office:meta>
</office:document-meta>
</file>